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rsid="0002cdbc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2cdbc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02cdbc" officeooo:paragraph-rsid="000425b2" style:font-size-asian="11pt" style:font-weight-asian="bold" style:font-size-complex="11pt" style:font-weight-complex="bold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42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11"><text:span text:style-name="T4">Invio promemoria</text:span>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3">Iniziato da: <text:span text:style-name="T4">Impiegato</text:span>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3">L'utente accede al sistema e viene riconosciuto come <text:span text:style-name="T4">Impiegato <text:line-break/>Invio Promemoria estende Promemoria Sconto e Promemoria Pagamento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5"/>
            <text:p text:style-name="P6">1. <text:span text:style-name="T3">Accede alla sezione per inviare l'Email</text:span>.</text:p>
            <text:p text:style-name="P6"/>
            <text:p text:style-name="P6">2.<text:span text:style-name="T3"> </text:span><text:span text:style-name="T4">Seleziona il tipo di email da inviare scegliendo fra Promemoria Sconto oppure Promemoria Pagamento</text:span><text:span text:style-name="T3">. <text:s text:c="2"/></text:span></text:p>
            <text:p text:style-name="P10"/>
            <text:p text:style-name="P6">3. <text:span text:style-name="T3">Compila i campi inerenti al corpo e oggetto dell'email</text:span>.</text:p>
            <text:p text:style-name="P10"/>
            <text:p text:style-name="P10">4. Spedisce l'email.</text:p>
            <text:p text:style-name="P5"><text:s text:c="6"/><text:span text:style-name="T3">5</text:span>. Il sistema mostra <text:span text:style-name="T3">un messaggio per segnalarci che la spedizione è <text:s text:c="16"/>andata a buon fine</text:span>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3">In caso di successo Il sistema mostra <text:span text:style-name="T3">un messaggio di conferma</text:span></text:p>
            <text:p text:style-name="P3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9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4"><text:span text:style-name="T4">L'impiegato</text:span> devono ricevere un messaggio di conferma in meno di 10 secondi dall'invio della mail.</text:p>
          </table:table-cell>
        </table:table-row>
      </table:table>
      <text:p text:style-name="P7">UC<text:span text:style-name="T3">2</text:span>: <text:span text:style-name="T4">L</text:span><text:span text:style-name="T3">'impiegato inviano una ema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0T16:28:10.80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39" meta:character-count="935" meta:non-whitespace-character-count="789"/>
  </office:meta>
</office:document-meta>
</file>